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b6434" officeooo:paragraph-rsid="000b6434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6434" officeooo:paragraph-rsid="000b643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b6434" officeooo:paragraph-rsid="000b6434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0b643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b6434" officeooo:paragraph-rsid="000b6434" style:font-size-asian="14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Table_20_Contents">
      <style:paragraph-properties fo:text-align="center" style:justify-single-word="false"/>
      <style:text-properties fo:font-size="36pt" officeooo:rsid="000b6434" officeooo:paragraph-rsid="000b6434" style:font-size-asian="36pt" style:font-size-complex="36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0b6434" officeooo:paragraph-rsid="000b6434" style:font-size-asian="13.1000003814697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0b6434" officeooo:paragraph-rsid="000b6434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0b6434" officeooo:paragraph-rsid="000b6434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T1" style:family="text">
      <style:text-properties officeooo:rsid="000b64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P1">ECM1410 Cover Page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Student Id</text:p>
          </table:table-cell>
          <table:table-cell table:style-name="Table1.A1" office:value-type="string">
            <text:p text:style-name="P3">710001264</text:p>
          </table:table-cell>
          <table:table-cell table:style-name="Table1.C1" office:value-type="string">
            <text:p text:style-name="P4"><text:span text:style-name="T1">710017127</text:span></text:p>
          </table:table-cell>
        </table:table-row>
        <table:table-row>
          <table:table-cell table:style-name="Table1.A2" office:value-type="string">
            <text:p text:style-name="P9">Weight</text:p>
          </table:table-cell>
          <table:table-cell table:style-name="Table1.A2" office:value-type="string">
            <text:p text:style-name="P9">50%</text:p>
          </table:table-cell>
          <table:table-cell table:style-name="Table1.C2" office:value-type="string">
            <text:p text:style-name="P9">50%</text:p>
          </table:table-cell>
        </table:table-row>
      </table:table>
      <text:p text:style-name="P2"/>
      <text:p text:style-name="P2"/>
      <text:p text:style-name="P5">Development Log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10">Time</text:p>
          </table:table-cell>
          <table:table-cell table:style-name="Table2.A1" office:value-type="string">
            <text:p text:style-name="P10">Duration(h)</text:p>
          </table:table-cell>
          <table:table-cell table:style-name="Table2.A1" office:value-type="string">
            <text:p text:style-name="P3">710001264</text:p>
          </table:table-cell>
          <table:table-cell table:style-name="Table2.E1" office:value-type="string">
            <text:p text:style-name="P4"><text:span text:style-name="T1">710017127</text:span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2:46:50.196117107</meta:creation-date>
    <dc:date>2022-03-16T12:57:34.811587155</dc:date>
    <meta:editing-duration>PT34S</meta:editing-duration>
    <meta:editing-cycles>1</meta:editing-cycles>
    <meta:document-statistic meta:table-count="2" meta:image-count="0" meta:object-count="0" meta:page-count="1" meta:paragraph-count="14" meta:word-count="17" meta:character-count="111" meta:non-whitespace-character-count="106"/>
    <meta:generator>LibreOffice/6.0.7.3$Linux_X86_64 LibreOffice_project/00m0$Build-3</meta:generator>
  </office:meta>
</office:document-meta>
</file>